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c9727"/>
    </style:style>
    <style:style style:name="P4" style:family="paragraph" style:parent-style-name="Standard">
      <style:paragraph-properties fo:text-align="start" style:justify-single-word="false"/>
      <style:text-properties officeooo:paragraph-rsid="00123708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c9727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0bff3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23708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5d17f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0160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f2af9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2736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0dbe96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0a313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0bff3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24793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5320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756d8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a6e74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20c0b2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20c40e"/>
    </style:style>
    <style:style style:name="P24" style:family="paragraph" style:parent-style-name="Standard">
      <style:paragraph-properties fo:text-align="start" style:justify-single-word="false"/>
      <style:text-properties officeooo:rsid="000dbe96" officeooo:paragraph-rsid="000dbe96"/>
    </style:style>
    <style:style style:name="P25" style:family="paragraph" style:parent-style-name="Standard">
      <style:paragraph-properties fo:text-align="start" style:justify-single-word="false"/>
      <style:text-properties officeooo:rsid="000dbe96" officeooo:paragraph-rsid="0010a313"/>
    </style:style>
    <style:style style:name="P26" style:family="paragraph" style:parent-style-name="Standard">
      <style:paragraph-properties fo:text-align="start" style:justify-single-word="false"/>
      <style:text-properties officeooo:rsid="000dbe96" officeooo:paragraph-rsid="0010bff3"/>
    </style:style>
    <style:style style:name="P27" style:family="paragraph" style:parent-style-name="Standard">
      <style:paragraph-properties fo:text-align="start" style:justify-single-word="false"/>
      <style:text-properties officeooo:rsid="000dbe96" officeooo:paragraph-rsid="00124793"/>
    </style:style>
    <style:style style:name="P28" style:family="paragraph" style:parent-style-name="Standard">
      <style:paragraph-properties fo:text-align="start" style:justify-single-word="false"/>
      <style:text-properties officeooo:rsid="000dbe96" officeooo:paragraph-rsid="0015320d"/>
    </style:style>
    <style:style style:name="P29" style:family="paragraph" style:parent-style-name="Standard">
      <style:paragraph-properties fo:text-align="start" style:justify-single-word="false"/>
      <style:text-properties officeooo:rsid="000dbe96" officeooo:paragraph-rsid="0015d17f"/>
    </style:style>
    <style:style style:name="P30" style:family="paragraph" style:parent-style-name="Standard">
      <style:paragraph-properties fo:text-align="start" style:justify-single-word="false"/>
      <style:text-properties officeooo:rsid="000dbe96" officeooo:paragraph-rsid="001756d8"/>
    </style:style>
    <style:style style:name="P31" style:family="paragraph" style:parent-style-name="Standard">
      <style:paragraph-properties fo:text-align="start" style:justify-single-word="false"/>
      <style:text-properties officeooo:rsid="000dbe96" officeooo:paragraph-rsid="00190160"/>
    </style:style>
    <style:style style:name="P32" style:family="paragraph" style:parent-style-name="Standard">
      <style:paragraph-properties fo:text-align="start" style:justify-single-word="false"/>
      <style:text-properties officeooo:rsid="000dbe96" officeooo:paragraph-rsid="001a6e74"/>
    </style:style>
    <style:style style:name="P33" style:family="paragraph" style:parent-style-name="Standard">
      <style:paragraph-properties fo:text-align="start" style:justify-single-word="false"/>
      <style:text-properties officeooo:rsid="000dbe96" officeooo:paragraph-rsid="001f2af9"/>
    </style:style>
    <style:style style:name="P34" style:family="paragraph" style:parent-style-name="Standard">
      <style:paragraph-properties fo:text-align="start" style:justify-single-word="false"/>
      <style:text-properties officeooo:rsid="000dbe96" officeooo:paragraph-rsid="00202736"/>
    </style:style>
    <style:style style:name="P35" style:family="paragraph" style:parent-style-name="Standard">
      <style:paragraph-properties fo:text-align="start" style:justify-single-word="false"/>
      <style:text-properties officeooo:rsid="000dbe96" officeooo:paragraph-rsid="0020c0b2"/>
    </style:style>
    <style:style style:name="P36" style:family="paragraph" style:parent-style-name="Standard">
      <style:paragraph-properties fo:margin-left="-1.005cm" fo:margin-right="0cm" fo:text-align="start" style:justify-single-word="false" fo:text-indent="-0.106cm" style:auto-text-indent="false">
        <style:tab-stops/>
      </style:paragraph-properties>
    </style:style>
    <style:style style:name="P37" style:family="paragraph" style:parent-style-name="Standard">
      <style:paragraph-properties fo:text-align="start" style:justify-single-word="false"/>
      <style:text-properties officeooo:rsid="000dbe96" officeooo:paragraph-rsid="0020c40e"/>
    </style:style>
    <style:style style:name="P38" style:family="paragraph" style:parent-style-name="Standard">
      <style:paragraph-properties fo:text-align="start" style:justify-single-word="false"/>
      <style:text-properties officeooo:rsid="000dbe96" officeooo:paragraph-rsid="00212c96"/>
    </style:style>
    <style:style style:name="P3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212c96"/>
    </style:style>
    <style:style style:name="T1" style:family="text">
      <style:text-properties officeooo:rsid="000c9727"/>
    </style:style>
    <style:style style:name="T2" style:family="text">
      <style:text-properties officeooo:rsid="000f7b12"/>
    </style:style>
    <style:style style:name="T3" style:family="text">
      <style:text-properties officeooo:rsid="0010a313"/>
    </style:style>
    <style:style style:name="T4" style:family="text">
      <style:text-properties officeooo:rsid="0010bff3"/>
    </style:style>
    <style:style style:name="T5" style:family="text">
      <style:text-properties officeooo:rsid="00123708"/>
    </style:style>
    <style:style style:name="T6" style:family="text">
      <style:text-properties officeooo:rsid="00124793"/>
    </style:style>
    <style:style style:name="T7" style:family="text">
      <style:text-properties officeooo:rsid="0015320d"/>
    </style:style>
    <style:style style:name="T8" style:family="text">
      <style:text-properties officeooo:rsid="0015d17f"/>
    </style:style>
    <style:style style:name="T9" style:family="text">
      <style:text-properties officeooo:rsid="001756d8"/>
    </style:style>
    <style:style style:name="T10" style:family="text">
      <style:text-properties officeooo:rsid="00190160"/>
    </style:style>
    <style:style style:name="T11" style:family="text">
      <style:text-properties officeooo:rsid="001a6e74"/>
    </style:style>
    <style:style style:name="T12" style:family="text">
      <style:text-properties officeooo:rsid="001f2af9"/>
    </style:style>
    <style:style style:name="T13" style:family="text">
      <style:text-properties officeooo:rsid="00202736"/>
    </style:style>
    <style:style style:name="T14" style:family="text">
      <style:text-properties officeooo:rsid="0020c0b2"/>
    </style:style>
    <style:style style:name="T15" style:family="text">
      <style:text-properties officeooo:rsid="0020c40e"/>
    </style:style>
    <style:style style:name="T16" style:family="text">
      <style:text-properties officeooo:rsid="00212c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TROL DE VERSIONES </text:p>
      <text:p text:style-name="P5">RecoverDrake</text:p>
      <text:p text:style-name="P1"/>
      <text:p text:style-name="P2"/>
      <text:p text:style-name="P6">Desde Versión 3.139.85...</text:p>
      <text:p text:style-name="P2"/>
      <text:p text:style-name="P7">v3.140.85</text:p>
      <text:p text:style-name="P2">- NUEVO: Conversores: Capacidad electrica.</text:p>
      <text:p text:style-name="P36"/>
      <text:p text:style-name="P7">v3.141.85</text:p>
      <text:p text:style-name="P2">- NUEVO: Conversores: Carga electrica.</text:p>
      <text:p text:style-name="P2"/>
      <text:p text:style-name="P7">v3.142.85</text:p>
      <text:p text:style-name="P2">- NUEVO: Ayuda: Tabla periodica de los elementos.</text:p>
      <text:p text:style-name="P2"/>
      <text:p text:style-name="P7">V3.142.86</text:p>
      <text:p text:style-name="P2">- BUGS: Conversores: Solucionado error en el DC del calculo de cuenta bancaria.</text:p>
      <text:p text:style-name="P2"/>
      <text:p text:style-name="P7">V3.143.86</text:p>
      <text:p text:style-name="P2">- MODIFICACION: Acerca de: Cambio de dirección web de www.zonaqt.com a <text:a xlink:type="simple" xlink:href="http://www.codigoqt.com/">www.codigoqt.com</text:a> por cierre.</text:p>
      <text:p text:style-name="P2"/>
      <text:p text:style-name="P7">V3.143.87</text:p>
      <text:p text:style-name="P2">- Bugs: Sincronizador de datos: Solucionado actualización de estado en ficheros nuevos con separación en nombres.</text:p>
      <text:p text:style-name="P2"/>
      <text:p text:style-name="P7">v3.144.87</text:p>
      <text:p text:style-name="P2">- NUEVO: Conversores: Caudal volumetrico.</text:p>
      <text:p text:style-name="P2"/>
      <text:p text:style-name="P7">v3.145.87</text:p>
      <text:p text:style-name="P2">- NUEVO: Conversores: Conductancia electrica.</text:p>
      <text:p text:style-name="P2"/>
      <text:p text:style-name="P7">v3.146.87</text:p>
      <text:p text:style-name="P2">- TERMINADO: Grabador.</text:p>
      <text:p text:style-name="P2"/>
      <text:p text:style-name="P7">V3.146.88</text:p>
      <text:p text:style-name="P2">- Bugs: Ayuda: Solucionado el error del index que hacia que se cerrara el programa.</text:p>
      <text:p text:style-name="P2"/>
      <text:p text:style-name="P7">V3.146.89</text:p>
      <text:p text:style-name="P2">- Bugs: Sqlite: Solucionado problema con la DB que comenzaba por defecto en actualización de paquete.</text:p>
      <text:p text:style-name="P2"/>
      <text:p text:style-name="P7">V3.146.90</text:p>
      <text:p text:style-name="P2">- Bugs: Conversores: Solucionado redondeo erroneo en la conversión global.</text:p>
      <text:p text:style-name="P2"/>
      <text:p text:style-name="P7">V3.146.91</text:p>
      <text:p text:style-name="P2">- Bugs: Sincrono: Solucionado error de modificacion de datos cuando se monta la unidad con diferente usuario.</text:p>
      <text:p text:style-name="P2"/>
      <text:p text:style-name="P7">V3.147,91</text:p>
      <text:p text:style-name="P2">- NUEVO: Conversores: Consumo de combustible.</text:p>
      <text:p text:style-name="P2"/>
      <text:p text:style-name="P7"><text:soft-page-break/>V3.148,91</text:p>
      <text:p text:style-name="P2">- NUEVO: DB: Insercion de nuevos campos en la DB sqlite (CLAVE).</text:p>
      <text:p text:style-name="P2"/>
      <text:p text:style-name="P7">V3.149,91</text:p>
      <text:p text:style-name="P2">- NUEVO: DB: Insercion de nuevos campos en la DB sqlite (ASCII).</text:p>
      <text:p text:style-name="P2"/>
      <text:p text:style-name="P7">V3.150,91</text:p>
      <text:p text:style-name="P2">- NUEVO: DB: Insercion de nuevos campos en la DB sqlite (PAIS).</text:p>
      <text:p text:style-name="P2"/>
      <text:p text:style-name="P7">V3.151,91</text:p>
      <text:p text:style-name="P2">- NUEVO: OPCIONES: Pais.</text:p>
      <text:p text:style-name="P2"/>
      <text:p text:style-name="P7">V3.152,91</text:p>
      <text:p text:style-name="P2">- NUEVO: DB: Insercion de nuevos campos en la DB sqlite (BIC).</text:p>
      <text:p text:style-name="P2"/>
      <text:p text:style-name="P7">V3.152.92</text:p>
      <text:p text:style-name="P2">- Bugs: Conversores: Solucionado error IBAN en calculo de cuenta corriente.</text:p>
      <text:p text:style-name="P2"/>
      <text:p text:style-name="P7">V3.153.92</text:p>
      <text:p text:style-name="P2">- NUEVO: Conversores: Insertado calculo de BIC en cuenta corriente.</text:p>
      <text:p text:style-name="P2"/>
      <text:p text:style-name="P8">V3.15<text:span text:style-name="T1">3</text:span>.9<text:span text:style-name="T1">3</text:span></text:p>
      <text:p text:style-name="P3">- Bugs: <text:span text:style-name="T1">Sincronizador</text:span>: Solucionado error <text:span text:style-name="T1">de cambio de color en “Recuperar ultimo cambio”con ruta vacia y en inicio de forma automatica</text:span>.</text:p>
      <text:p text:style-name="P2"/>
      <text:p text:style-name="P15">V3.152.94</text:p>
      <text:p text:style-name="P24">- Bugs: Generar/Recuperar: Solucionado error de separacion de nombre de registro en listado de datos cargados en el <text:span text:style-name="T2">visor de procesos</text:span>.</text:p>
      <text:p text:style-name="P24"/>
      <text:p text:style-name="P16">V3.152.9<text:span text:style-name="T3">5</text:span></text:p>
      <text:p text:style-name="P25">- Bugs: <text:span text:style-name="T3">RecoverDrake</text:span>: Solucionado error de <text:span text:style-name="T3">librerias para x86_64.</text:span></text:p>
      <text:p text:style-name="P25"/>
      <text:p text:style-name="P17">V3.152.9<text:span text:style-name="T4">6</text:span></text:p>
      <text:p text:style-name="P26">- Bugs: <text:span text:style-name="T4">Sincrono</text:span>: Solucionado error<text:span text:style-name="T4">es de unidades eliminadas, nueva sincronizacion y deshabilitar botones si esto todo sincronizado.</text:span></text:p>
      <text:p text:style-name="P26"/>
      <text:p text:style-name="P9"><text:span text:style-name="T4">V</text:span>3.15<text:span text:style-name="T4">4</text:span>.9<text:span text:style-name="T4">6</text:span></text:p>
      <text:p text:style-name="P26">- NUEVO: <text:span text:style-name="T4">Separador</text:span>: Insertado <text:span text:style-name="T4">boton de cancelar</text:span>.</text:p>
      <text:p text:style-name="P2"/>
      <text:p text:style-name="P10">V3.15<text:span text:style-name="T5">5</text:span>,9<text:span text:style-name="T5">6</text:span></text:p>
      <text:p text:style-name="P4">- NUEVO: DB: Insercion de nuevos campos en la DB sqlite (<text:span text:style-name="T5">ReportModelo, ReportLineas, ReportCampos y ReportDocumento</text:span>).</text:p>
      <text:p text:style-name="P2"/>
      <text:p text:style-name="P18">V3.15<text:span text:style-name="T6">5</text:span>.9<text:span text:style-name="T6">7</text:span></text:p>
      <text:p text:style-name="P27">- Bugs: <text:span text:style-name="T6">DB</text:span>: Solucionado error<text:span text:style-name="T4"> actualizacion en traspaso de datos en una de las DB's.</text:span></text:p>
      <text:p text:style-name="P2"/>
      <text:p text:style-name="P19">V3.15<text:span text:style-name="T6">5</text:span>.9<text:span text:style-name="T7">8</text:span></text:p>
      <text:p text:style-name="P28">- Bugs: Comparador: Solucionado error seleccion en “Comparar linea a linea”.</text:p>
      <text:p text:style-name="P28"/>
      <text:p text:style-name="P11">V3.15<text:span text:style-name="T8">6</text:span>,9<text:span text:style-name="T8">8</text:span></text:p>
      <text:p text:style-name="P29">- NUEVO: DB: Insercion de nuevos campos en la DB sqlite (<text:span text:style-name="T8">Chequeos</text:span>).</text:p>
      <text:p text:style-name="P2"/>
      <text:p text:style-name="P20"><text:soft-page-break/>V3.15<text:span text:style-name="T9">6</text:span>.9<text:span text:style-name="T9">9</text:span></text:p>
      <text:p text:style-name="P30">- Bugs: <text:span text:style-name="T9">Sincrono</text:span>: Solucionado error <text:span text:style-name="T9">de aviso si no existe el destino</text:span>.</text:p>
      <text:p text:style-name="P2"/>
      <text:p text:style-name="P12">V3.15<text:span text:style-name="T10">7</text:span>,9<text:span text:style-name="T10">9</text:span></text:p>
      <text:p text:style-name="P31">- NUEVO: DB: Insercion de nuevos campos en la DB sqlite (<text:span text:style-name="T10">Report Visual</text:span>).</text:p>
      <text:p text:style-name="P31"/>
      <text:p text:style-name="P21">V3.15<text:span text:style-name="T12">7</text:span>.<text:span text:style-name="T11">100</text:span></text:p>
      <text:p text:style-name="P32">- Bugs: <text:span text:style-name="T11">Backup</text:span>: Solucionado<text:span text:style-name="T11">s</text:span> error<text:span text:style-name="T11">es</text:span> <text:span text:style-name="T9">de varios registros que no se seleccionaban</text:span>.</text:p>
      <text:p text:style-name="P32"/>
      <text:p text:style-name="P13">V3.15<text:span text:style-name="T12">8.100</text:span></text:p>
      <text:p text:style-name="P33">- NUEVO: <text:span text:style-name="T12">Backup</text:span>: Insercion de <text:span text:style-name="T12">opcion de marcar o desmarcar masivamente</text:span>.</text:p>
      <text:p text:style-name="P33"/>
      <text:p text:style-name="P14">V3.15<text:span text:style-name="T13">9.100</text:span></text:p>
      <text:p text:style-name="P34">- NUEVO: <text:span text:style-name="T13">QRDrake</text:span>.</text:p>
      <text:p text:style-name="P34"/>
      <text:p text:style-name="P22">V3.15<text:span text:style-name="T14">9</text:span>.<text:span text:style-name="T11">101</text:span></text:p>
      <text:p text:style-name="P35">- Bugs: <text:span text:style-name="T14">Grabador</text:span>: Solucionado <text:span text:style-name="T14">ocultar frame del dialogo de ficheros.</text:span></text:p>
      <text:p text:style-name="P35"/>
      <text:p text:style-name="P22">V3.1<text:span text:style-name="T14">60</text:span>.<text:span text:style-name="T11">101</text:span></text:p>
      <text:p text:style-name="P35">- <text:span text:style-name="T14">NUEVO</text:span>: <text:span text:style-name="T14">Acceso</text:span>: <text:span text:style-name="T14">Cambio de aviso de bloque mayusculas</text:span>.</text:p>
      <text:p text:style-name="P35"/>
      <text:p text:style-name="P23">V3.1<text:span text:style-name="T15">60</text:span>.<text:span text:style-name="T11">102</text:span></text:p>
      <text:p text:style-name="P37">- Bugs: <text:span text:style-name="T15">Reproductor de audio:</text:span> Solucionado <text:span text:style-name="T15">error de posicion en carga de pista actual.</text:span></text:p>
      <text:p text:style-name="P37"/>
      <text:p text:style-name="P39">V3.1<text:span text:style-name="T15">60</text:span>.<text:span text:style-name="T11">103</text:span></text:p>
      <text:p text:style-name="P38">- Bugs: <text:span text:style-name="T16">ESSID:</text:span> Solucionado <text:span text:style-name="T15">error de localizacion de ESSID por identificacion larg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1.18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7:25:29</meta:creation-date>
    <dc:date>2014-04-17T06:55:47.562924453</dc:date>
    <meta:editing-duration>PT1H26M53S</meta:editing-duration>
    <meta:editing-cycles>48</meta:editing-cycles>
    <meta:generator>LibreOffice/4.1.5.3$Linux_X86_64 LibreOffice_project/410$Build-3</meta:generator>
    <meta:document-statistic meta:table-count="0" meta:image-count="0" meta:object-count="0" meta:page-count="3" meta:paragraph-count="81" meta:word-count="482" meta:character-count="3233" meta:non-whitespace-character-count="2831"/>
  </office:meta>
</office:document-meta>
</file>